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1afd" officeooo:paragraph-rsid="001f1afd"/>
    </style:style>
    <style:style style:name="P2" style:family="paragraph" style:parent-style-name="Standard">
      <style:text-properties officeooo:rsid="001f1afd" officeooo:paragraph-rsid="00207be3"/>
    </style:style>
    <style:style style:name="P3" style:family="paragraph" style:parent-style-name="Standard">
      <style:text-properties fo:font-size="14pt" fo:font-weight="bold" officeooo:rsid="001f1afd" officeooo:paragraph-rsid="001f1af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7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2">A</text:span>plicación para edición de imagen digital</text:p>
      <text:p text:style-name="P1"/>
      <text:p text:style-name="P1"><text:span text:style-name="T2">¿por que? </text:span>es realizar una aplicación que substituya a la que se </text:p>
      <text:p text:style-name="P1">está utilizando actualmente en prácticas de Tratamiento Digital de Imagen . La </text:p>
      <text:p text:style-name="P1">aplicación está adaptada a los sistemas operativos actuales <text:span text:style-name="T2">(para cuales)</text:span> y permite hacer </text:p>
      <text:p text:style-name="P2">efectos mediante convolución, transformada de Fourier y visión artificial <text:span text:style-name="T2">(demasiado generico)</text:span>.</text:p>
      <text:p text:style-name="P1"/>
      <text:p text:style-name="P1"><text:span text:style-name="T1">Palabras clave: </text:span>Tratamiento de imagen digital, convolución 2d, transformada </text:p>
      <text:p text:style-name="P1">de Fourier. <text:span text:style-name="T2">Vision artific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1-04T17:52:54.514877336</meta:creation-date>
    <dc:date>2014-11-04T18:02:16.441257922</dc:date>
    <dc:creator>DavidGL </dc:creator>
    <meta:editing-duration>PT8M24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7" meta:word-count="67" meta:character-count="481" meta:non-whitespace-character-count="410"/>
  </office:meta>
</office:document-meta>
</file>